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 All I'll say is, don't bother
going to Purgatory Grotto.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bridge outpost just up ahead.</text:p>
          </table:table-cell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 office:value-type="string">
            <text:p>Let's start by gathering information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